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8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4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1.535cm" fo:break-before="auto" style:use-optimal-row-height="fals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1.72cm" fo:break-before="auto" style:use-optimal-row-height="false"/>
    </style:style>
    <style:style style:name="ta1" style:family="table" style:master-page-name="PageStyle_5f_Login">
      <style:table-properties table:display="true" style:writing-mode="lr-tb"/>
    </style:style>
    <style:style style:name="ta2" style:family="table" style:master-page-name="PageStyle_5f_Produto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f6b26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ackground-color="#f6b26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f6b2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4" table:number-columns-repeated="16379" table:default-cell-style-name="Default"/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enha</text:p>
          </table:table-cell>
          <table:table-cell table:style-name="ce9" office:value-type="string" calcext:value-type="string">
            <text:p>Resultado</text:p>
          </table:table-cell>
          <table:table-cell/>
          <table:table-cell table:style-name="ce1" office:value-type="string" calcext:value-type="string">
            <text:p>Funcionalidades</text:p>
          </table:table-cell>
          <table:table-cell table:number-columns-repeated="16377"/>
        </table:table-row>
        <table:table-row table:style-name="ro3">
          <table:table-cell table:style-name="ce1" office:value-type="string" calcext:value-type="string">
            <text:p>TC0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0" office:value-type="string" calcext:value-type="string">
            <text:p>"Informe usuário e senha, os campos não podem ser brancos." (MSG)</text:p>
          </table:table-cell>
          <table:table-cell/>
          <table:table-cell table:style-name="ce1" office:value-type="string" calcext:value-type="string">
            <text:p>Usabilidade</text:p>
          </table:table-cell>
          <table:table-cell table:number-columns-repeated="16377"/>
        </table:table-row>
        <table:table-row table:style-name="ro3">
          <table:table-cell table:style-name="ce1" office:value-type="string" calcext:value-type="string">
            <text:p>TC0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e</text:p>
          </table:table-cell>
          <table:table-cell table:style-name="ce3"/>
          <table:table-cell table:style-name="ce10" office:value-type="string" calcext:value-type="string">
            <text:p>"Informe usuário e senha, os campos não podem ser brancos." (MSG)</text:p>
          </table:table-cell>
          <table:table-cell/>
          <table:table-cell table:style-name="ce1" office:value-type="string" calcext:value-type="string">
            <text:p>Aspectos UI e UX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teste</text:p>
          </table:table-cell>
          <table:table-cell table:style-name="ce10" office:value-type="string" calcext:value-type="string">
            <text:p>"Informe usuário e senha, os campos não podem ser brancos." (MSG)</text:p>
          </table:table-cell>
          <table:table-cell table:number-columns-repeated="16379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teste</text:p>
          </table:table-cell>
          <table:table-cell table:style-name="ce11" office:value-type="string" calcext:value-type="string">
            <text:p>"E-mail ou senha inválidos" (MSG)</text:p>
          </table:table-cell>
          <table:table-cell table:number-columns-repeated="16379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admin@admin.com</text:p>
          </table:table-cell>
          <table:table-cell table:style-name="ce6" office:value-type="string" calcext:value-type="string">
            <text:p>teste</text:p>
          </table:table-cell>
          <table:table-cell table:style-name="ce11" office:value-type="string" calcext:value-type="string">
            <text:p>"E-mail ou senha inválidos" (MSG)</text:p>
          </table:table-cell>
          <table:table-cell table:number-columns-repeated="16379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este</text:p>
          </table:table-cell>
          <table:table-cell table:style-name="ce6" office:value-type="string" calcext:value-type="string">
            <text:p>admin@123</text:p>
          </table:table-cell>
          <table:table-cell table:style-name="ce11" office:value-type="string" calcext:value-type="string">
            <text:p>"E-mail ou senha inválidos" (MSG)</text:p>
          </table:table-cell>
          <table:table-cell table:number-columns-repeated="16379"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admin@admin.com</text:p>
          </table:table-cell>
          <table:table-cell table:style-name="ce7" office:value-type="string" calcext:value-type="string">
            <text:p>admin@123</text:p>
          </table:table-cell>
          <table:table-cell table:style-name="ce12" office:value-type="string" calcext:value-type="string">
            <text:p>Loga no sistema e vai para tela de produtos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Observações:</text:p>
          </table:table-cell>
          <table:table-cell table:number-columns-repeated="2"/>
          <table:table-cell table:style-name="ce8"/>
          <table:table-cell table:number-columns-repeated="1637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ocar a mensagem de erro: campo "usuário" por "e-mail"</text:p>
          </table:table-cell>
          <table:table-cell/>
          <table:table-cell table:style-name="ce8"/>
          <table:table-cell table:number-columns-repeated="16379"/>
        </table:table-row>
        <table:table-row table:style-name="ro1" table:number-rows-repeated="988">
          <table:table-cell table:number-columns-repeated="4"/>
          <table:table-cell table:style-name="ce8"/>
          <table:table-cell table:number-columns-repeated="16379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roduto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6" table:number-columns-repeated="16379" table:default-cell-style-name="Default"/>
        <table:table-row table:style-name="ro1">
          <table:table-cell/>
          <table:table-cell table:style-name="ce1" office:value-type="string" calcext:value-type="string">
            <text:p>Observações:</text:p>
          </table:table-cell>
          <table:table-cell table:style-name="ce8"/>
          <table:table-cell table:number-columns-repeated="16381"/>
        </table:table-row>
        <table:table-row table:style-name="ro4">
          <table:table-cell/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Padronizar maiúsculas e minúsculas na tabela de Produtos</text:p>
          </table:table-cell>
          <table:table-cell office:value-type="string" calcext:value-type="string">
            <text:p>sucesso</text:p>
          </table:table-cell>
          <table:table-cell table:number-columns-repeated="16380"/>
        </table:table-row>
        <table:table-row table:style-name="ro4">
          <table:table-cell/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Padronizar idioma em Português na tabela de Produtos</text:p>
          </table:table-cell>
          <table:table-cell office:value-type="string" calcext:value-type="string">
            <text:p>sucess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8"/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Ord</text:p>
          </table:table-cell>
          <table:table-cell table:style-name="ce12" office:value-type="string" calcext:value-type="string">
            <text:p>Descrição</text:p>
          </table:table-cell>
          <table:table-cell table:style-name="ce7" office:value-type="string" calcext:value-type="string">
            <text:p>Resultado</text:p>
          </table:table-cell>
          <table:table-cell table:number-columns-repeated="16380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ve voltar para tela de login ao clicar na opção "Voltar" da barra de menu</text:p>
          </table:table-cell>
          <table:table-cell table:style-name="ce7" office:value-type="string" calcext:value-type="string">
            <text:p>Falha</text:p>
          </table:table-cell>
          <table:table-cell table:number-columns-repeated="16380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Deve trazer na tabela os produtos cadastrados ao ser realizado o login</text:p>
          </table:table-cell>
          <table:table-cell table:style-name="ce7" office:value-type="string" calcext:value-type="string">
            <text:p>Falha</text:p>
          </table:table-cell>
          <table:table-cell table:number-columns-repeated="16380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Ao clicar uma vez no botão "Criar", deve abrir a tela de cadastro dos produtos</text:p>
          </table:table-cell>
          <table:table-cell table:style-name="ce7" office:value-type="string" calcext:value-type="string">
            <text:p>Falha</text:p>
          </table:table-cell>
          <table:table-cell office:value-type="string" calcext:value-type="string">
            <text:p>sucesso</text:p>
          </table:table-cell>
          <table:table-cell table:number-columns-repeated="1637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Deve fechar a tela de cadastro de produtos ao clicar no botão sair</text:p>
          </table:table-cell>
          <table:table-cell table:style-name="ce7" office:value-type="string" calcext:value-type="string">
            <text:p>Sucesso</text:p>
          </table:table-cell>
          <table:table-cell table:number-columns-repeated="16380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Deve sair da mensagem de erro ao clicar no ícone X</text:p>
          </table:table-cell>
          <table:table-cell table:style-name="ce7" office:value-type="string" calcext:value-type="string">
            <text:p>Falha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8"/>
          <table:table-cell table:number-columns-repeated="16381"/>
        </table:table-row>
        <table:table-row table:style-name="ro6">
          <table:table-cell table:number-columns-repeated="2"/>
          <table:table-cell table:style-name="ce8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>
            <text:p>Ord</text:p>
          </table:table-cell>
          <table:table-cell table:style-name="ce14" office:value-type="string" calcext:value-type="string">
            <text:p>Descrição</text:p>
          </table:table-cell>
          <table:table-cell table:style-name="ce9" office:value-type="string" calcext:value-type="string">
            <text:p>Mensagem</text:p>
          </table:table-cell>
          <table:table-cell table:style-name="ce7" office:value-type="string" calcext:value-type="string">
            <text:p>Resultado</text:p>
          </table:table-cell>
          <table:table-cell table:number-columns-repeated="16379"/>
        </table:table-row>
        <table:table-row table:style-name="ro7">
          <table:table-cell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Deve cadastrar o produto e exibi-lo na tabela.</text:p>
          </table:table-cell>
          <table:table-cell table:style-name="ce10" office:value-type="string" calcext:value-type="string">
            <text:p>A combo fica bloqueada para inserir mais que 4 caracteres</text:p>
          </table:table-cell>
          <table:table-cell table:style-name="ce19" office:value-type="string" calcext:value-type="string">
            <text:p>Sucesso</text:p>
          </table:table-cell>
          <table:table-cell table:number-columns-repeated="16379"/>
        </table:table-row>
        <table:table-row table:style-name="ro8">
          <table:table-cell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Campos obrigatórios como: código, nome, quantidade, valor e data do cadastro</text:p>
          </table:table-cell>
          <table:table-cell table:style-name="ce10" office:value-type="string" calcext:value-type="string">
            <text:p>"Todos os campos são obrigatórios para o cadastro!" (MSG)</text:p>
          </table:table-cell>
          <table:table-cell table:style-name="ce19" office:value-type="string" calcext:value-type="string">
            <text:p>Sucesso</text:p>
          </table:table-cell>
          <table:table-cell table:number-columns-repeated="16379"/>
        </table:table-row>
        <table:table-row table:style-name="ro9">
          <table:table-cell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Deve abrir o calendário ao clicar no ícone de calendário da combo "Data do Cadastro"</text:p>
          </table:table-cell>
          <table:table-cell table:style-name="ce10"/>
          <table:table-cell table:style-name="ce19" office:value-type="string" calcext:value-type="string">
            <text:p>Sucesso</text:p>
          </table:table-cell>
          <table:table-cell table:number-columns-repeated="16379"/>
        </table:table-row>
        <table:table-row table:style-name="ro10">
          <table:table-cell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Não é possível Cadastrar produto com o mesmo código</text:p>
          </table:table-cell>
          <table:table-cell table:style-name="ce16" office:value-type="string" calcext:value-type="string">
            <text:p>"Código do produto já cadastrado"</text:p>
          </table:table-cell>
          <table:table-cell table:style-name="ce19" office:value-type="string" calcext:value-type="string">
            <text:p>Sucesso</text:p>
          </table:table-cell>
          <table:table-cell table:number-columns-repeated="16379"/>
        </table:table-row>
        <table:table-row table:style-name="ro8">
          <table:table-cell/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O Código do produto deve conter no máximo 4 caracteres</text:p>
          </table:table-cell>
          <table:table-cell table:style-name="ce10"/>
          <table:table-cell table:style-name="ce19" office:value-type="string" calcext:value-type="string">
            <text:p>Sucesso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 table:number-rows-repeated="981">
          <table:table-cell table:number-columns-repeated="2"/>
          <table:table-cell table:style-name="ce8"/>
          <table:table-cell table:number-columns-repeated="16381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oduto" style:display-name="PageStyle_Produ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dc:date>2023-07-02T17:31:01.267000000</dc:date>
    <dc:language>pt-BR</dc:language>
    <meta:editing-duration>PT1H14M46S</meta:editing-duration>
    <meta:generator>LibreOffice/7.4.3.2$Windows_X86_64 LibreOffice_project/1048a8393ae2eeec98dff31b5c133c5f1d08b890</meta:generator>
    <meta:document-statistic meta:table-count="2" meta:cell-count="83" meta:object-count="0"/>
    <meta:user-defined meta:name="AppVersion">16.0300</meta:user-defined>
  </office:meta>
</office:document-meta>
</file>